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41d" officeooo:paragraph-rsid="0000741d"/>
    </style:style>
    <style:style style:name="P2" style:family="paragraph" style:parent-style-name="Standard">
      <style:text-properties officeooo:rsid="0001c66e" officeooo:paragraph-rsid="0001c66e"/>
    </style:style>
    <style:style style:name="T1" style:family="text">
      <style:text-properties officeooo:rsid="0001c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es besoins</text:p>
      <text:p text:style-name="P1"/>
      <text:p text:style-name="P1"/>
      <text:p text:style-name="P1">Formulation des demandes</text:p>
      <text:p text:style-name="P1"/>
      <text:p text:style-name="P1">Actuellement, deux logiciels différents sont utilisés pour effectuer des demandes "techniques" (c'est à dire pour signaler un incident et solliciter une "prestation" ou une "intervention").</text:p>
      <text:p text:style-name="P1"/>
      <text:p text:style-name="P1">Ces deux logiciels sont "e-Atal travaux" et l'"extranet des écoles".</text:p>
      <text:p text:style-name="P1">http://e-atal.larochelle.fr/awa/home/index.jsp</text:p>
      <text:p text:style-name="P1">frederic.garel</text:p>
      <text:p text:style-name="P1">fg</text:p>
      <text:p text:style-name="P1">http://extranet-ecoles.larochelle.fr/</text:p>
      <text:p text:style-name="P1">frederic.garel</text:p>
      <text:p text:style-name="P1">vlr</text:p>
      <text:p text:style-name="P1"/>
      <text:p text:style-name="P1">L'arret de la maintenance de l'"extranet des écoles" nous amene à réfléchir à son remplacement éventuel par "e-Atal Fourniture", en commençant par exprimer les besoins des différents utilisateurs.</text:p>
      <text:p text:style-name="P1"/>
      <text:p text:style-name="P1">Définitions et remarques préalables</text:p>
      <text:p text:style-name="P1"/>
      <text:p text:style-name="P1">Le demandeur est celui qui, via un formulaire, va exprimer une demande.</text:p>
      <text:p text:style-name="P1"/>
      <text:p text:style-name="P1">Les demandeurs sont multiples :</text:p>
      <text:p text:style-name="P1">Mairies de Proximité,</text:p>
      <text:p text:style-name="P1">Secretariat des Services Techniques</text:p>
      <text:p text:style-name="P1">Directeurs des ecoles,</text:p>
      <text:p text:style-name="P1">Associations,</text:p>
      <text:p text:style-name="P1">...</text:p>
      <text:p text:style-name="P1"/>
      <text:p text:style-name="P1">Les objets de ces demandes créées de cette façon sont divers :</text:p>
      <text:p text:style-name="P1">Travaux et Fournitures pour Travaux (Batiments)</text:p>
      <text:p text:style-name="P1">Produits et Consommables</text:p>
      <text:p text:style-name="P1">Travaux de Propreté</text:p>
      <text:p text:style-name="P1">Prets</text:p>
      <text:p text:style-name="P1">Fournitures</text:p>
      <text:p text:style-name="P1"/>
      <text:p text:style-name="P1">Tous les locaux de la ville sont des locaux qui peuvent être concernés par une demande.</text:p>
      <text:p text:style-name="P1"/>
      <text:p text:style-name="P1">Les demandes formulées doivent etre adressées à un destinataire, dont le role est de valider la demande, la compléter, et la faire suivre pour action.</text:p>
      <text:p text:style-name="P1">Si la demande est mal adressée, l’<text:span text:style-name="T1">agent qui valide, </text:span>doit pouvoir éventuellement la rediriger.</text:p>
      <text:p text:style-name="P1"/>
      <text:p text:style-name="P2">Analyse de l’utilisation des différents outils</text:p>
      <text:p text:style-name="P2"/>
      <text:p text:style-name="P2"/>
      <text:p text:style-name="P1"/>
      <text:p text:style-name="P1">Tableau de Bord, Notification</text:p>
      <text:p text:style-name="P1"/>
      <text:p text:style-name="P1">A quel stade en est la demande ?</text:p>
      <text:p text:style-name="P1"/>
      <text:p text:style-name="P1"><text:soft-page-break/>Sous e-Atal Travaux, on a les stades suivants</text:p>
      <text:p text:style-name="P1">Prise en Comp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6:36:11.984926252</meta:creation-date>
    <dc:date>2017-03-21T17:19:24.936977449</dc:date>
    <meta:editing-duration>PT23M2S</meta:editing-duration>
    <meta:editing-cycles>1</meta:editing-cycles>
    <meta:document-statistic meta:table-count="0" meta:image-count="0" meta:object-count="0" meta:page-count="2" meta:paragraph-count="33" meta:word-count="218" meta:character-count="1508" meta:non-whitespace-character-count="1323"/>
    <meta:generator>LibreOffice/5.2.2.2$Linux_X86_64 LibreOffice_project/20m0$Build-2</meta:generator>
  </office:meta>
</office:document-meta>
</file>